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121e" officeooo:paragraph-rsid="001c121e"/>
    </style:style>
    <style:style style:name="P2" style:family="paragraph" style:parent-style-name="Standard">
      <style:text-properties officeooo:rsid="001c121e" officeooo:paragraph-rsid="001e4555"/>
    </style:style>
    <style:style style:name="P3" style:family="paragraph" style:parent-style-name="Standard">
      <style:text-properties officeooo:rsid="001c121e" officeooo:paragraph-rsid="001ef1f4"/>
    </style:style>
    <style:style style:name="P4" style:family="paragraph" style:parent-style-name="Standard">
      <style:text-properties officeooo:rsid="001c121e" officeooo:paragraph-rsid="0025d0aa"/>
    </style:style>
    <style:style style:name="P5" style:family="paragraph" style:parent-style-name="Standard">
      <style:text-properties officeooo:rsid="001cf718" officeooo:paragraph-rsid="001cf718"/>
    </style:style>
    <style:style style:name="P6" style:family="paragraph" style:parent-style-name="Standard">
      <style:text-properties officeooo:rsid="001cf718" officeooo:paragraph-rsid="001e4555"/>
    </style:style>
    <style:style style:name="P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121e" officeooo:paragraph-rsid="001ef1f4"/>
    </style:style>
    <style:style style:name="P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121e" officeooo:paragraph-rsid="0025d0aa"/>
    </style:style>
    <style:style style:name="P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f718" officeooo:paragraph-rsid="001cf718"/>
    </style:style>
    <style:style style:name="P1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f718" officeooo:paragraph-rsid="001e4555"/>
    </style:style>
    <style:style style:name="P11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1cf718" officeooo:paragraph-rsid="001cf718" style:font-weight-asian="bold" style:font-weight-complex="bold"/>
    </style:style>
    <style:style style:name="P12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1cf718" officeooo:paragraph-rsid="001e4555" style:font-weight-asian="bold" style:font-weight-complex="bold"/>
    </style:style>
    <style:style style:name="T1" style:family="text">
      <style:text-properties officeooo:rsid="001cf71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officeooo:rsid="001e4555"/>
    </style:style>
    <style:style style:name="T5" style:family="text">
      <style:text-properties fo:font-weight="bold" officeooo:rsid="001cf718" style:font-weight-asian="bold" style:font-weight-complex="bold"/>
    </style:style>
    <style:style style:name="T6" style:family="text">
      <style:text-properties fo:font-weight="bold" officeooo:rsid="00247b34" style:font-weight-asian="bold" style:font-weight-complex="bold"/>
    </style:style>
    <style:style style:name="T7" style:family="text">
      <style:text-properties officeooo:rsid="002447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xercice d’écriture sur la photographie</text:p>
      <text:p text:style-name="P11">Vous n’avez droit à <text:span text:style-name="T2">aucun</text:span><text:span text:style-name="T3"> document, pas même à votre photographie ou à votre cahier</text:span></text:p>
      <text:p text:style-name="P1"/>
      <text:p text:style-name="P3"><text:tab/>Collez ce document sur votre copie. <text:span text:style-name="T1">N’écrivez pas le numéro des paragraphes ; ne recopiez pas les questions. </text:span><text:span text:style-name="T5">Il y a en tout six paragraphes à rédiger, </text:span><text:span text:style-name="T6">commencez-les par un alinéa.</text:span></text:p>
      <text:p text:style-name="P7"/>
      <text:p text:style-name="P1"/>
      <text:p text:style-name="P5">(1) Présentez votre photographie : où a-t-elle été prise, par qui, où ? Quel est son titre ?</text:p>
      <text:p text:style-name="P5">(2) Décrivez vore photographie en utilisant les termes techniques de la grammaire d’image vus en cours.</text:p>
      <text:p text:style-name="P5">(3) Appréciez-vous cette photographie ? Pourquoi ? J’attends une réponse du type : j’aime/je n’aime pas car… En effet…</text:p>
      <text:p text:style-name="P5">(4) Que s’est-il passé avant que la photographie ait été prise ? Vous avez le droit d’inventer.</text:p>
      <text:p text:style-name="P5">(5) Que s’est-il passé après que la photographie a été prise ? Vous avez le droit d’inventer.</text:p>
      <text:p text:style-name="P5">(6) Si vous deviez reprendre une autre photographie, quelle serait-elle ? Expliquez ce nouveau choix en disant ce que vous aimeriez <text:span text:style-name="T4">changer par rappor à votre première photographie.</text:span></text:p>
      <text:p text:style-name="P9"/>
      <text:p text:style-name="P5"/>
      <text:p text:style-name="P5"><text:span text:style-name="T7">p</text:span>résentation :<text:tab/><text:tab/>/ 2<text:tab/><text:tab/><text:tab/>paragraphe 4<text:tab/><text:tab/>/ 3</text:p>
      <text:p text:style-name="P5">paragraphe 1<text:tab/><text:tab/>/ 3<text:tab/><text:tab/><text:tab/>paragraphe 5<text:tab/><text:tab/>/ 3</text:p>
      <text:p text:style-name="P5">paragraphe 2<text:tab/><text:tab/>/ 3<text:tab/><text:tab/><text:tab/>paragraphe 6<text:tab/><text:tab/>/ 3</text:p>
      <text:p text:style-name="P5">paragraphe 3<text:tab/><text:tab/>/ 3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Exercice d’écriture sur la photographie</text:p>
      <text:p text:style-name="P12">Vous n’avez droit à <text:span text:style-name="T2">aucun</text:span><text:span text:style-name="T3"> document, pas même à votre photographie ou à votre cahier</text:span></text:p>
      <text:p text:style-name="P2"/>
      <text:p text:style-name="P4"><text:tab/>Collez ce document sur votre copie. <text:span text:style-name="T1">N’écrivez pas le numéro des paragraphes ; ne recopiez pas les questions. </text:span><text:span text:style-name="T5">Il y a en tout six paragraphes à rédiger, </text:span><text:span text:style-name="T6">commencez-les par un alinéa.</text:span></text:p>
      <text:p text:style-name="P8"/>
      <text:p text:style-name="P2"/>
      <text:p text:style-name="P6">(1) Présentez votre photographie : où a-t-elle été prise, par qui, où ? Quel est son titre ?</text:p>
      <text:p text:style-name="P6">(2) Décrivez vore photographie en utilisant les termes techniques de la grammaire d’image vus en cours.</text:p>
      <text:p text:style-name="P6">(3) Appréciez-vous cette photographie ? Pourquoi ? J’attends une réponse du type : j’aime/je n’aime pas car… En effet…</text:p>
      <text:p text:style-name="P6">(4) Que s’est-il passé avant que la photographie ait été prise ? Vous avez le droit d’inventer.</text:p>
      <text:p text:style-name="P6">(5) Que s’est-il passé après que la photographie a été prise ? Vous avez le droit d’inventer.</text:p>
      <text:p text:style-name="P6">(6) Si vous deviez reprendre une autre photographie, quelle serait-elle ? Expliquez ce nouveau choix en disant ce que vous aimeriez <text:span text:style-name="T4">changer par rappor à votre première photographie.</text:span></text:p>
      <text:p text:style-name="P10"/>
      <text:p text:style-name="P6"/>
      <text:p text:style-name="P6"><text:span text:style-name="T7">p</text:span>résentation :<text:tab/><text:tab/>/ 2<text:tab/><text:tab/><text:tab/>paragraphe 4<text:tab/><text:tab/>/ 3</text:p>
      <text:p text:style-name="P6">paragraphe 1<text:tab/><text:tab/>/ 3<text:tab/><text:tab/><text:tab/>paragraphe 5<text:tab/><text:tab/>/ 3</text:p>
      <text:p text:style-name="P6">paragraphe 2<text:tab/><text:tab/>/ 3<text:tab/><text:tab/><text:tab/>paragraphe 6<text:tab/><text:tab/>/ 3</text:p>
      <text:p text:style-name="P6">paragraphe 3<text:tab/><text:tab/>/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07:07:29.082081383</meta:creation-date>
    <dc:date>2021-03-31T07:40:17.854023061</dc:date>
    <meta:editing-duration>PT32M52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388" meta:character-count="2228" meta:non-whitespace-character-count="1838"/>
  </office:meta>
</office:document-meta>
</file>